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f997e2" officeooo:paragraph-rsid="04f997e2"/>
    </style:style>
    <style:style style:name="P4" style:family="paragraph" style:parent-style-name="Text_20_body">
      <style:text-properties officeooo:rsid="04fad69d" officeooo:paragraph-rsid="04fad69d"/>
    </style:style>
    <style:style style:name="P5" style:family="paragraph" style:parent-style-name="Text_20_body">
      <style:text-properties officeooo:rsid="04c4ce0b" officeooo:paragraph-rsid="050358b9"/>
    </style:style>
    <style:style style:name="P6" style:family="paragraph" style:parent-style-name="Text_20_body">
      <style:text-properties officeooo:rsid="04bd134e" officeooo:paragraph-rsid="050358b9"/>
    </style:style>
    <style:style style:name="P7" style:family="paragraph" style:parent-style-name="Text_20_body">
      <style:text-properties officeooo:rsid="04ccb9b8" officeooo:paragraph-rsid="050358b9"/>
    </style:style>
    <style:style style:name="P8" style:family="paragraph" style:parent-style-name="Text_20_body">
      <style:text-properties officeooo:rsid="0430122d" officeooo:paragraph-rsid="050358b9"/>
    </style:style>
    <style:style style:name="P9" style:family="paragraph" style:parent-style-name="Text_20_body">
      <style:text-properties officeooo:rsid="04c4ce0b" officeooo:paragraph-rsid="05064dde" fo:background-color="#fff200"/>
    </style:style>
    <style:style style:name="P10" style:family="paragraph" style:parent-style-name="Text_20_body">
      <style:text-properties fo:font-weight="normal" officeooo:rsid="05019784" officeooo:paragraph-rsid="05019784" style:font-weight-asian="normal" style:font-weight-complex="normal"/>
    </style:style>
    <style:style style:name="P11" style:family="paragraph" style:parent-style-name="Text_20_body">
      <style:text-properties fo:font-weight="normal" officeooo:rsid="045d2bf9" officeooo:paragraph-rsid="050358b9" style:font-weight-asian="normal" style:font-weight-complex="normal"/>
    </style:style>
    <style:style style:name="P12" style:family="paragraph" style:parent-style-name="Text_20_body">
      <style:text-properties fo:font-weight="normal" officeooo:rsid="04d44b4b" officeooo:paragraph-rsid="050358b9" style:font-weight-asian="normal" style:font-weight-complex="normal"/>
    </style:style>
    <style:style style:name="P13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50358b9" style:font-weight-asian="normal" style:font-weight-complex="normal"/>
    </style:style>
    <style:style style:name="P14" style:family="paragraph" style:parent-style-name="Heading_20_2">
      <style:text-properties fo:font-weight="normal" officeooo:rsid="04a66c9f" officeooo:paragraph-rsid="0502fe46" style:font-weight-asian="normal" style:font-weight-complex="normal"/>
    </style:style>
    <style:style style:name="P15" style:family="paragraph" style:parent-style-name="Heading_20_2">
      <style:text-properties fo:font-weight="normal" officeooo:rsid="04d01e1e" officeooo:paragraph-rsid="050358b9" style:font-weight-asian="normal" style:font-weight-complex="normal"/>
    </style:style>
    <style:style style:name="P16" style:family="paragraph" style:parent-style-name="Heading_20_2">
      <style:text-properties fo:font-weight="normal" officeooo:rsid="04b309d0" officeooo:paragraph-rsid="050358b9" style:font-weight-asian="normal" style:font-weight-complex="normal"/>
    </style:style>
    <style:style style:name="P17" style:family="paragraph" style:parent-style-name="Heading_20_2">
      <style:text-properties officeooo:rsid="04ddc81c" officeooo:paragraph-rsid="050358b9"/>
    </style:style>
    <style:style style:name="P18" style:family="paragraph" style:parent-style-name="Text_20_body" style:list-style-name="L1">
      <style:text-properties officeooo:paragraph-rsid="050b6353"/>
    </style:style>
    <style:style style:name="P19" style:family="paragraph" style:parent-style-name="Text_20_body" style:list-style-name="L1">
      <style:text-properties officeooo:rsid="04fc3a1e" officeooo:paragraph-rsid="04fc3a1e"/>
    </style:style>
    <style:style style:name="P20" style:family="paragraph" style:parent-style-name="Text_20_body" style:list-style-name="L1">
      <style:text-properties officeooo:rsid="04fd8264" officeooo:paragraph-rsid="04fd8264"/>
    </style:style>
    <style:style style:name="P21" style:family="paragraph" style:parent-style-name="Text_20_body" style:list-style-name="L1">
      <style:text-properties officeooo:rsid="04fdc3c8" officeooo:paragraph-rsid="04fd8264"/>
    </style:style>
    <style:style style:name="P22" style:family="paragraph" style:parent-style-name="Text_20_body" style:list-style-name="L2">
      <style:text-properties officeooo:rsid="050d2319" officeooo:paragraph-rsid="050d2319"/>
    </style:style>
    <style:style style:name="P23" style:family="paragraph" style:parent-style-name="Text_20_body" style:list-style-name="L2">
      <style:text-properties fo:font-weight="normal" officeooo:rsid="05019784" officeooo:paragraph-rsid="05019784" style:font-weight-asian="normal" style:font-weight-complex="normal"/>
    </style:style>
    <style:style style:name="P24" style:family="paragraph" style:parent-style-name="Text_20_body" style:list-style-name="L3">
      <style:text-properties fo:font-weight="normal" officeooo:rsid="0439377d" officeooo:paragraph-rsid="05135e76" style:font-weight-asian="normal" style:font-weight-complex="normal"/>
    </style:style>
    <style:style style:name="P25" style:family="paragraph" style:parent-style-name="Text_20_body" style:list-style-name="L3">
      <style:text-properties fo:font-weight="normal" officeooo:rsid="043c34da" officeooo:paragraph-rsid="050358b9" style:font-weight-asian="normal" style:font-weight-complex="normal"/>
    </style:style>
    <style:style style:name="P26" style:family="paragraph" style:parent-style-name="Text_20_body" style:list-style-name="L2">
      <style:text-properties officeooo:rsid="05019784" officeooo:paragraph-rsid="05019784"/>
    </style:style>
    <style:style style:name="P27" style:family="paragraph" style:parent-style-name="Text_20_body" style:list-style-name="L2">
      <style:text-properties officeooo:rsid="0508edd8" officeooo:paragraph-rsid="0508edd8"/>
    </style:style>
    <style:style style:name="P28" style:family="paragraph" style:parent-style-name="Text_20_body" style:list-style-name="L2">
      <style:text-properties officeooo:rsid="04c46384" officeooo:paragraph-rsid="0502fe46"/>
    </style:style>
    <style:style style:name="P29" style:family="paragraph" style:parent-style-name="Text_20_body" style:list-style-name="L3">
      <style:text-properties officeooo:paragraph-rsid="050358b9"/>
    </style:style>
    <style:style style:name="P30" style:family="paragraph" style:parent-style-name="Text_20_body" style:list-style-name="L3">
      <style:text-properties officeooo:rsid="04365308" officeooo:paragraph-rsid="050358b9"/>
    </style:style>
    <style:style style:name="P31" style:family="paragraph" style:parent-style-name="Text_20_body">
      <style:text-properties officeooo:rsid="04bd134e" officeooo:paragraph-rsid="051b94b9"/>
    </style:style>
    <style:style style:name="P32" style:family="paragraph" style:parent-style-name="Text_20_body">
      <style:text-properties officeooo:rsid="04c4ce0b" officeooo:paragraph-rsid="051b94b9"/>
    </style:style>
    <style:style style:name="P33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869e8" style:font-weight-asian="normal" style:font-weight-complex="normal"/>
    </style:style>
    <style:style style:name="T4" style:family="text">
      <style:text-properties fo:font-weight="normal" officeooo:rsid="04460b05" style:font-weight-asian="normal" style:font-weight-complex="normal"/>
    </style:style>
    <style:style style:name="T5" style:family="text">
      <style:text-properties fo:font-weight="normal" officeooo:rsid="04566886" style:font-weight-asian="normal" style:font-weight-complex="normal"/>
    </style:style>
    <style:style style:name="T6" style:family="text">
      <style:text-properties fo:font-weight="normal" officeooo:rsid="04599ca5" style:font-weight-asian="normal" style:font-weight-complex="normal"/>
    </style:style>
    <style:style style:name="T7" style:family="text">
      <style:text-properties fo:font-weight="normal" officeooo:rsid="043e3775" style:font-weight-asian="normal" style:font-weight-complex="normal"/>
    </style:style>
    <style:style style:name="T8" style:family="text">
      <style:text-properties fo:font-weight="normal" officeooo:rsid="045dcdd8" style:font-weight-asian="normal" style:font-weight-complex="normal"/>
    </style:style>
    <style:style style:name="T9" style:family="text">
      <style:text-properties fo:font-weight="normal" officeooo:rsid="049b14ac" style:font-weight-asian="normal" style:font-weight-complex="normal"/>
    </style:style>
    <style:style style:name="T10" style:family="text">
      <style:text-properties fo:font-weight="normal" officeooo:rsid="04c4ce0b" style:font-weight-asian="normal" style:font-weight-complex="normal"/>
    </style:style>
    <style:style style:name="T11" style:family="text">
      <style:text-properties fo:font-weight="normal" officeooo:rsid="04c87f57" style:font-weight-asian="normal" style:font-weight-complex="normal"/>
    </style:style>
    <style:style style:name="T12" style:family="text">
      <style:text-properties fo:font-weight="normal" officeooo:rsid="04cc21a0" style:font-weight-asian="normal" style:font-weight-complex="normal"/>
    </style:style>
    <style:style style:name="T13" style:family="text">
      <style:text-properties fo:font-weight="normal" officeooo:rsid="04daaf6a" style:font-weight-asian="normal" style:font-weight-complex="normal"/>
    </style:style>
    <style:style style:name="T14" style:family="text">
      <style:text-properties fo:font-weight="normal" officeooo:rsid="04dab507" style:font-weight-asian="normal" style:font-weight-complex="normal"/>
    </style:style>
    <style:style style:name="T15" style:family="text">
      <style:text-properties fo:font-weight="normal" officeooo:rsid="04e341ab" style:font-weight-asian="normal" style:font-weight-complex="normal"/>
    </style:style>
    <style:style style:name="T16" style:family="text">
      <style:text-properties fo:font-weight="normal" officeooo:rsid="04ebcee8" style:font-weight-asian="normal" style:font-weight-complex="normal"/>
    </style:style>
    <style:style style:name="T17" style:family="text">
      <style:text-properties fo:font-weight="normal" officeooo:rsid="04ed7347" style:font-weight-asian="normal" style:font-weight-complex="normal"/>
    </style:style>
    <style:style style:name="T18" style:family="text">
      <style:text-properties fo:font-weight="normal" officeooo:rsid="04f47141" style:font-weight-asian="normal" style:font-weight-complex="normal"/>
    </style:style>
    <style:style style:name="T19" style:family="text">
      <style:text-properties fo:font-weight="normal" officeooo:rsid="04f5cead" style:font-weight-asian="normal" style:font-weight-complex="normal"/>
    </style:style>
    <style:style style:name="T20" style:family="text">
      <style:text-properties fo:font-weight="normal" officeooo:rsid="04fb3e75" style:font-weight-asian="normal" style:font-weight-complex="normal"/>
    </style:style>
    <style:style style:name="T21" style:family="text">
      <style:text-properties fo:font-weight="normal" officeooo:rsid="04fc3a1e" style:font-weight-asian="normal" style:font-weight-complex="normal"/>
    </style:style>
    <style:style style:name="T22" style:family="text">
      <style:text-properties fo:font-weight="normal" officeooo:rsid="0501d690" style:font-weight-asian="normal" style:font-weight-complex="normal"/>
    </style:style>
    <style:style style:name="T23" style:family="text">
      <style:text-properties fo:font-weight="normal" officeooo:rsid="0502fe46" style:font-weight-asian="normal" style:font-weight-complex="normal"/>
    </style:style>
    <style:style style:name="T24" style:family="text">
      <style:text-properties fo:font-weight="normal" officeooo:rsid="05019784" style:font-weight-asian="normal" style:font-weight-complex="normal"/>
    </style:style>
    <style:style style:name="T25" style:family="text">
      <style:text-properties fo:font-weight="normal" officeooo:rsid="0504e92f" style:font-weight-asian="normal" style:font-weight-complex="normal"/>
    </style:style>
    <style:style style:name="T26" style:family="text">
      <style:text-properties fo:font-weight="normal" officeooo:rsid="05064dde" style:font-weight-asian="normal" style:font-weight-complex="normal"/>
    </style:style>
    <style:style style:name="T27" style:family="text">
      <style:text-properties fo:font-weight="normal" officeooo:rsid="0508521e" style:font-weight-asian="normal" style:font-weight-complex="normal"/>
    </style:style>
    <style:style style:name="T28" style:family="text">
      <style:text-properties fo:font-weight="normal" officeooo:rsid="050966ef" style:font-weight-asian="normal" style:font-weight-complex="normal"/>
    </style:style>
    <style:style style:name="T29" style:family="text">
      <style:text-properties fo:font-weight="normal" officeooo:rsid="050e4922" style:font-weight-asian="normal" style:font-weight-complex="normal"/>
    </style:style>
    <style:style style:name="T30" style:family="text">
      <style:text-properties fo:font-weight="normal" officeooo:rsid="05104a54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43e3775" style:font-weight-asian="bold" style:font-weight-complex="bold"/>
    </style:style>
    <style:style style:name="T33" style:family="text">
      <style:text-properties fo:font-weight="bold" officeooo:rsid="04e341ab" style:font-weight-asian="bold" style:font-weight-complex="bold"/>
    </style:style>
    <style:style style:name="T34" style:family="text">
      <style:text-properties fo:font-weight="bold" officeooo:rsid="05064dde" style:font-weight-asian="bold" style:font-weight-complex="bold"/>
    </style:style>
    <style:style style:name="T35" style:family="text">
      <style:text-properties fo:font-weight="bold" officeooo:rsid="0439377d" fo:background-color="#fff200" loext:char-shading-value="0" style:font-weight-asian="bold" style:font-weight-complex="bold"/>
    </style:style>
    <style:style style:name="T36" style:family="text">
      <style:text-properties fo:font-weight="bold" officeooo:rsid="043a9a9a" fo:background-color="#fff200" loext:char-shading-value="0" style:font-weight-asian="bold" style:font-weight-complex="bold"/>
    </style:style>
    <style:style style:name="T37" style:family="text">
      <style:text-properties fo:font-weight="bold" officeooo:rsid="043c34da" fo:background-color="#fff200" loext:char-shading-value="0" style:font-weight-asian="bold" style:font-weight-complex="bold"/>
    </style:style>
    <style:style style:name="T38" style:family="text">
      <style:text-properties fo:color="#000000" style:font-name="Droid Sans Mono" fo:font-size="10.5pt" fo:font-weight="normal" fo:background-color="#ffffff" loext:char-shading-value="0" style:font-weight-asian="normal" style:font-weight-complex="normal"/>
    </style:style>
    <style:style style:name="T39" style:family="text">
      <style:text-properties fo:color="#000000" style:font-name="Droid Sans Mono" fo:font-size="10.5pt" fo:font-weight="normal" officeooo:rsid="04fb3e75" fo:background-color="#ffffff" loext:char-shading-value="0" style:font-weight-asian="normal" style:font-weight-complex="normal"/>
    </style:style>
    <style:style style:name="T40" style:family="text">
      <style:text-properties fo:color="#000000" style:font-name="Droid Sans Mono" fo:font-size="10.5pt" fo:font-weight="normal" officeooo:rsid="04fc3a1e" fo:background-color="#ffffff" loext:char-shading-value="0" style:font-weight-asian="normal" style:font-weight-complex="normal"/>
    </style:style>
    <style:style style:name="T41" style:family="text">
      <style:text-properties fo:color="#000000" style:font-name="Droid Sans Mono" fo:font-size="10.5pt" fo:font-weight="normal" officeooo:rsid="04fd8264" fo:background-color="#ffffff" loext:char-shading-value="0" style:font-weight-asian="normal" style:font-weight-complex="normal"/>
    </style:style>
    <style:style style:name="T42" style:family="text">
      <style:text-properties fo:color="#000000" style:font-name="Droid Sans Mono" fo:font-size="10.5pt" fo:font-weight="normal" officeooo:rsid="04fdc3c8" fo:background-color="#ffffff" loext:char-shading-value="0" style:font-weight-asian="normal" style:font-weight-complex="normal"/>
    </style:style>
    <style:style style:name="T43" style:family="text">
      <style:text-properties fo:color="#000000" style:font-name="Droid Sans Mono" fo:font-size="10.5pt" fo:font-weight="normal" officeooo:rsid="04fe23c3" fo:background-color="#ffffff" loext:char-shading-value="0" style:font-weight-asian="normal" style:font-weight-complex="normal"/>
    </style:style>
    <style:style style:name="T44" style:family="text">
      <style:text-properties fo:color="#000000" style:font-name="Droid Sans Mono" fo:font-size="10.5pt" fo:font-weight="normal" officeooo:rsid="0500012e" fo:background-color="#ffffff" loext:char-shading-value="0" style:font-weight-asian="normal" style:font-weight-complex="normal"/>
    </style:style>
    <style:style style:name="T45" style:family="text">
      <style:text-properties fo:color="#000000" style:font-name="Droid Sans Mono" fo:font-size="10.5pt" fo:font-weight="normal" officeooo:rsid="050b6353" fo:background-color="#ffffff" loext:char-shading-value="0" style:font-weight-asian="normal" style:font-weight-complex="normal"/>
    </style:style>
    <style:style style:name="T46" style:family="text">
      <style:text-properties fo:color="#000000" style:font-name="Droid Sans Mono" fo:font-size="10.5pt" fo:font-weight="normal" officeooo:rsid="0516456d" fo:background-color="#ffffff" loext:char-shading-value="0" style:font-weight-asian="normal" style:font-weight-complex="normal"/>
    </style:style>
    <style:style style:name="T47" style:family="text">
      <style:text-properties fo:color="#000000" style:font-name="Droid Sans Mono" fo:font-size="10.5pt" fo:font-weight="normal" officeooo:rsid="0519a51e" fo:background-color="#ffffff" loext:char-shading-value="0" style:font-weight-asian="normal" style:font-weight-complex="normal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officeooo:rsid="0514b0c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pan text:style-name="T1">מטלה – </text:span><text:span text:style-name="T18">ירושה, בול-פגיעה</text:span></text:h>
      <text:p text:style-name="P3"><text:span text:style-name="T19">ב</text:span><text:span text:style-name="T1">מטלה זו נלמד על דגם-עיצוב שנקרא "אסטרטגיה", שהוא אחד השימושים העיקריים למנגנון הירושה.</text:span></text:p>
      <text:p text:style-name="P4"><text:span text:style-name="T1">המשימה שלכם היא לכתוב סוכנים אוטומטיים </text:span><text:span text:style-name="T20">למשחק </text:span><text:span text:style-name="T48">בול-פגיעה</text:span><text:span text:style-name="T1">.</text:span></text:p>
      <text:p text:style-name="P4"><text:span text:style-name="T1">עליכם </text:span><text:span text:style-name="T21">לממש את:</text:span></text:p>
      <text:list xml:id="list1143540424" text:style-name="L1">
        <text:list-item>
          <text:p text:style-name="P18"><text:span text:style-name="T21">ה</text:span><text:span text:style-name="T20">פונקציה </text:span><text:span text:style-name="T38">calculateBullAndPgia – </text:span><text:span text:style-name="T40">פונקציה </text:span><text:span text:style-name="T39">המחשבת </text:span><text:span text:style-name="T40">את מספר הבולים והפגיעות בניחוש </text:span><text:span text:style-name="T41">נתון (שימו אותה </text:span><text:span text:style-name="T45">בקבצים</text:span><text:span text:style-name="T41"> calculate.</text:span><text:span text:style-name="T45">hpp</text:span><text:span text:style-name="T41">/calculate.cpp).</text:span><text:span text:style-name="T40"> </text:span></text:p>
        </text:list-item>
        <text:list-item>
          <text:p text:style-name="P19"><text:span text:style-name="T41">המחלקה Chooser – מחלקה מופשטת </text:span><text:span text:style-name="T42">המייצגת את השחקן הבוחר </text:span><text:span text:style-name="T41">מספר</text:span><text:span text:style-name="T47">.</text:span></text:p>
        </text:list-item>
        <text:list-item>
          <text:p text:style-name="P20"><text:span text:style-name="T38">המחלקה Guesser – </text:span><text:span text:style-name="T42">מחלקה מופשטת המייצגת את השחקן הצריך לנחש את המספר.</text:span></text:p>
        </text:list-item>
        <text:list-item>
          <text:p text:style-name="P21"><text:span text:style-name="T42">המ</text:span><text:span text:style-name="T38">חלקה SmartGuesser – </text:span><text:span text:style-name="T44">סוכן אוטומטי</text:span><text:span text:style-name="T38"> </text:span><text:span text:style-name="T43">היודע לנחש כל מספר תוך </text:span><text:span text:style-name="T46">100</text:span><text:span text:style-name="T43"> צעדים לכל היותר.</text:span></text:p>
        </text:list-item>
      </text:list>
      <text:p text:style-name="P14">קבצים</text:p>
      <text:p text:style-name="P10">מצורפים למטלה זו הקבצים הבאים:</text:p>
      <text:list xml:id="list2238934288" text:style-name="L2">
        <text:list-item>
          <text:p text:style-name="P22"><text:span text:style-name="T1">הקבצים play.hpp/cpp – מגדירים את הפונקציה play </text:span><text:span text:style-name="T29">המריצה</text:span><text:span text:style-name="T1"> משחק בול-פגיעה יחיד.</text:span></text:p>
        </text:list-item>
        <text:list-item>
          <text:p text:style-name="P23">הקבצים DummyChoosers.hpp/cpp – מגדירים כמה סוכנים אוטומטיים לבחירת מספר (לא חכמים במיוחד).</text:p>
        </text:list-item>
        <text:list-item>
          <text:p text:style-name="P26"><text:span text:style-name="T1">הקבצים DummyGuessers.hpp/cpp – מגדירים כמה סוכנים אוטומטיים לניחוש מספר (</text:span><text:span text:style-name="T27">גם </text:span><text:span text:style-name="T1">לא חכמים במיוחד).</text:span></text:p>
        </text:list-item>
        <text:list-item>
          <text:p text:style-name="P26"><text:span text:style-name="T1">Demo.cpp – תוכנית </text:span><text:span text:style-name="T23">ראשית לדוגמה</text:span><text:span text:style-name="T1">.</text:span></text:p>
        </text:list-item>
        <text:list-item>
          <text:p text:style-name="P26"><text:span text:style-name="T1">Test.cpp – תוכנית </text:span><text:span text:style-name="T23">ראשית הכוללת בדיקות</text:span><text:span text:style-name="T22"> לדוגמה.</text:span></text:p>
        </text:list-item>
        <text:list-item>
          <text:p text:style-name="P27"><text:span text:style-name="T22">ה</text:span><text:span text:style-name="T1">קבצים CompileError1/2.cpp – שתי תוכניות ראשיות שאמורות </text:span><text:span text:style-name="T31">לא להתקמפל </text:span><text:span text:style-name="T1">(ליצור שגיאת-</text:span><text:span text:style-name="T28">קומפילציה</text:span><text:span text:style-name="T1">).</text:span></text:p>
        </text:list-item>
        <text:list-item>
          <text:p text:style-name="P28"><text:span text:style-name="T9">M</text:span><text:span text:style-name="T22">akefile – קובץ ליצירת </text:span><text:span text:style-name="T10">תוכנית הדוגמה ותוכנית הבדיקה.</text:span></text:p>
        </text:list-item>
      </text:list>
      <text:p text:style-name="P15">שלבי העבודה</text:p>
      <text:p text:style-name="P5"><text:span text:style-name="T31">בשלב ראשון</text:span><text:span text:style-name="T1">, עליכם לכתוב את הקבצים הדרושים על-מנת שהפקודות הבאות ירוצו בלי שגיאות קימפול:</text:span></text:p>
      <text:p text:style-name="P13">make demo &amp;&amp; ./demo</text:p>
      <text:p text:style-name="P13">make test &amp;&amp; ./test</text:p>
      <text:p text:style-name="P6"><text:span text:style-name="T1">בשלב </text:span><text:span text:style-name="T13">זה</text:span><text:span text:style-name="T1"> אין לשנות את הקבצים הנתונים – עליכם לוודא שהתוכנית שלכם עובדת עם הקבצים הנתונים כמו שהם. <text:s/></text:span><text:span text:style-name="T10">כמו כן, לא חייבים לכתוב תוכנית המקבלת 100 בכל הבדיקות – </text:span><text:span text:style-name="T14">רק </text:span><text:span text:style-name="T10">שתתקמפל </text:span><text:span text:style-name="T14">בלי שגיאות.</text:span></text:p>
      <text:p text:style-name="P31"><text:soft-page-break/><text:span text:style-name="T15">לאחר מכן,</text:span><text:span text:style-name="T1"> </text:span><text:span text:style-name="T10">יש להרחיב את הקובץ </text:span><text:span text:style-name="T24">Test</text:span><text:span text:style-name="T10">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12">מלאות</text:span><text:span text:style-name="T10">. <text:s text:c="4"/></text:span></text:p>
      <text:p text:style-name="P32"><text:span text:style-name="T1">יש להגיש </text:span><text:span text:style-name="T17">(</text:span><text:span text:style-name="T16">במודל </text:span><text:span text:style-name="T17">ובבדקן האוטומטי) </text:span><text:span text:style-name="T1">את הקוד במצב זה – </text:span><text:span text:style-name="T11">קוד </text:span><text:span text:style-name="T1">שמתקמפל, </text:span><text:span text:style-name="T11">וקובץ </text:span><text:span text:style-name="T24">Test</text:span><text:span text:style-name="T11">.cpp הכולל </text:span><text:span text:style-name="T1">בדיקות-יחידה מפורטות, שעדיין לא כולן עוברות.</text:span></text:p>
      <text:p text:style-name="P5"><text:span text:style-name="T31">בשלב </text:span><text:span text:style-name="T33">שני</text:span><text:span text:style-name="T1">, יש </text:span><text:span text:style-name="T25">לממש את המחלקות כך שיעברו </text:span><text:span text:style-name="T1">את כל הבדיקות – גם הבדיקות שלכם וגם הבדיקות האוטומטיות שלנו.</text:span></text:p>
      <text:p text:style-name="P7"><text:span text:style-name="T1">יש להגיש תוך שבוע נוסף </text:span><text:span text:style-name="T17">(</text:span><text:span text:style-name="T16">במודל </text:span><text:span text:style-name="T17">ובבדקן האוטומטי) </text:span><text:span text:style-name="T1">את הקוד המלא.</text:span></text:p>
      <text:p text:style-name="P9"><text:span text:style-name="T31">בשלב </text:span><text:span text:style-name="T34">שלישי</text:span><text:span text:style-name="T1">, </text:span><text:span text:style-name="T26">ייתכן שנעשה תחרות בין הסוכנים האוטומטיים שלכם (ה- SmartGuesser ) וניתן בונוס לסטודנטים שהסוכנים שלהם יצליחו לפצח קודים במספר-התורות הנמוך ביותר. אם אתם מעוניינים להשתתף בתחרות זו, חשבתם על אסטרטגיה גאונית ואתם לא רוצים שיעתיקו אותה – אל תשימו אותה בינתיים בגיטהאב; אנחנו עובדים על שיפור לבדקן, שיאפשר </text:span><text:span text:style-name="T30">לכם </text:span><text:span text:style-name="T26">להגיש מאגר-גיטהאב פרטי.</text:span></text:p>
      <text:p text:style-name="P17">הגשה לבדיקה אוטומטית</text:p>
      <text:p text:style-name="P8"><text:span text:style-name="T4">צרו </text:span><text:span text:style-name="T1">מאגר (repository) </text:span><text:span text:style-name="T4">חדש </text:span><text:span text:style-name="T1">בגיטהאב</text:span><text:span text:style-name="T4"> </text:span><text:span text:style-name="T5">ו</text:span><text:span text:style-name="T4">העלו לשם</text:span><text:span text:style-name="T1"> את הקבצים</text:span><text:span text:style-name="T6"> בתיקיה הראשית.</text:span></text:p>
      <text:p text:style-name="P11">הגישו בטופס-ההגשה קישור-שיבוט למאגר - הקישור שרואים כשלוחצים על הכפתור clone בגיטהאב.</text:p>
      <text:p text:style-name="P11"/>
      <text:p text:style-name="P16">דגשים</text:p>
      <text:list xml:id="list2931160738" text:style-name="L3">
        <text:list-item>
          <text:p text:style-name="P24">יש להקפיד על כללי הנדסת תוכנה, ובפרט: קוד קריא, תיעוד ובדיקות-יחידה <text:span text:style-name="T49">מקיפות.</text:span></text:p>
        </text:list-item>
        <text:list-item>
          <text:p text:style-name="P29"><text:span text:style-name="T35">יש </text:span><text:span text:style-name="T36">לחזור על החומר של ההרצאות לפני שמתחילים לכתוב, </text:span><text:span text:style-name="T37">ו</text:span><text:span text:style-name="T35">להשתמש </text:span><text:span text:style-name="T36">בו </text:span><text:span text:style-name="T35">לפי הצורך.</text:span><text:span text:style-name="T2"> </text:span></text:p>
        </text:list-item>
        <text:list-item>
          <text:p text:style-name="P25">מותר להשתמש בתכונות מתקדמות של שפת ++C גם אם עדיין לא נלמדו בהרצאות.</text:p>
        </text:list-item>
        <text:list-item>
          <text:p text:style-name="P30"><text:span text:style-name="T1">אין להעתיק תרגילים שלמים מסטודנטים אחרים.</text:span><text:span text:style-name="T8"> <text:s text:c="4"/></text:span><text:span text:style-name="T7">מותר </text:span><text:span text:style-name="T3">להיעזר</text:span><text:span text:style-name="T7"> </text:span><text:span text:style-name="T1">בקטעי </text:span><text:span text:style-name="T7">קוד מהאינטרנט, אולם </text:span><text:span text:style-name="T32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14T06:21:52.416648059</dc:date>
    <meta:editing-duration>P8DT8H24M16S</meta:editing-duration>
    <meta:editing-cycles>1189</meta:editing-cycles>
    <meta:document-statistic meta:table-count="0" meta:image-count="0" meta:object-count="0" meta:page-count="2" meta:paragraph-count="37" meta:word-count="452" meta:character-count="2812" meta:non-whitespace-character-count="2381"/>
  </office:meta>
</office:document-meta>
</file>